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2cm" svg:height="16.9cm" svg:x="2.25cm" svg:y="1.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n</meta:initial-creator>
    <meta:creation-date>2019-09-09T18:44:50.81</meta:creation-date>
    <dc:date>2019-09-09T18:47:11.81</dc:date>
    <dc:creator>john n</dc:creator>
    <meta:editing-duration>PT2M21S</meta:editing-duration>
    <meta:editing-cycles>1</meta:editing-cycles>
    <meta:document-statistic meta:object-count="1"/>
    <meta:generator>OpenOffice/4.1.6$Win32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I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01cm" svg:height="16.901cm" xlink:href="." xlink:type="simple" chart:class="chart:bar" chart:style-name="ch1">
        <chart:title svg:x="9.342cm" svg:y="0.474cm" chart:style-name="ch2">
          <text:p>Reported Burglaries - Vovoidship</text:p>
        </chart:title>
        <chart:subtitle svg:x="11.247cm" svg:y="1.591cm" chart:style-name="ch3">
          <text:p>Jan to Jul 2019</text:p>
        </chart:subtitle>
        <chart:plot-area chart:style-name="ch4" chart:data-source-has-labels="both" svg:x="1.542cm" svg:y="2.95cm" svg:width="22.651cm" svg:height="12.605cm">
          <chartooo:coordinate-region svg:x="2.163cm" svg:y="3.162cm" svg:width="22.03cm" svg:height="11.72cm"/>
          <chart:axis chart:dimension="x" chart:name="primary-x" chart:style-name="ch5" chartooo:axis-type="auto">
            <chartooo:date-scale/>
            <chart:title svg:x="12.545cm" svg:y="15.894cm" chart:style-name="ch6">
              <text:p>City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10.831cm" chart:style-name="ch8">
              <text:p>Per 10,000 residents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Wroclaw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Warsaw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TriCity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Lodz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Szczecin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Katowice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Krakow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Bydgpszcz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Poznan</text:p>
              </table:table-cell>
              <table:table-cell office:value-type="float" office:value="6.41">
                <text:p>6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